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3000000A2827D8F3D.png" manifest:media-type=""/>
  <manifest:file-entry manifest:full-path="Pictures/200000070002E1F100035636385E61D0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e4cf57" officeooo:paragraph-rsid="00e4cf57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weight="bold" officeooo:rsid="001ccbe2" officeooo:paragraph-rsid="00e4cf57" style:font-weight-asian="bold" style:font-weight-complex="bold"/>
    </style:style>
    <style:style style:name="P15" style:family="paragraph" style:parent-style-name="Text_20_body">
      <style:text-properties fo:font-weight="bold" officeooo:rsid="001f8b52" officeooo:paragraph-rsid="00e4cf57" style:font-weight-asian="bold" style:font-weight-complex="bold"/>
    </style:style>
    <style:style style:name="P16" style:family="paragraph" style:parent-style-name="Text_20_body">
      <style:text-properties fo:font-weight="bold" officeooo:rsid="001d8fb1" officeooo:paragraph-rsid="00e4cf57" style:font-weight-asian="bold" style:font-weight-complex="bold"/>
    </style:style>
    <style:style style:name="P17" style:family="paragraph" style:parent-style-name="Text_20_body">
      <style:text-properties fo:font-weight="normal" officeooo:rsid="001f8b52" officeooo:paragraph-rsid="00e4cf57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e4cf57" officeooo:paragraph-rsid="00e4cf57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color="#000000" style:text-position="0% 100%" style:font-name="Arial" fo:font-size="10pt" fo:language="ca" fo:country="ES" fo:font-style="normal" fo:font-weight="normal" officeooo:rsid="0021f8f6" officeooo:paragraph-rsid="00e633a2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fo:language="ca" fo:country="ES" fo:background-color="#ffff00" style:language-complex="ar" style:country-complex="SA"/>
    </style:style>
    <style:style style:name="P22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3" style:family="paragraph" style:parent-style-name="Normal_20__28_Web_29_">
      <style:paragraph-properties loext:contextual-spacing="false"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loext:contextual-spacing="false"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loext:contextual-spacing="false" fo:margin-top="0cm" fo:margin-bottom="0cm" style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e370aa" officeooo:paragraph-rsid="00e370aa" style:font-size-asian="11pt" style:font-weight-asian="bold" style:font-name-complex="Arial" style:font-size-complex="11pt" style:language-complex="ar" style:country-complex="SA" style:font-weight-complex="bold"/>
    </style:style>
    <style:style style:name="P26" style:family="paragraph" style:parent-style-name="Normal_20__28_Web_29_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officeooo:paragraph-rsid="00e45c0e"/>
    </style:style>
    <style:style style:name="P27" style:family="paragraph" style:parent-style-name="Standard">
      <style:paragraph-properties loext:contextual-spacing="false" fo:margin-top="0cm" fo:margin-bottom="0cm" style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e9a185" officeooo:paragraph-rsid="00e9a185" fo:background-color="transparent" style:font-name-asian="Times New Roman" style:font-size-asian="10pt" style:font-name-complex="Arial" style:font-size-complex="10pt" style:language-complex="ar" style:country-complex="SA"/>
    </style:style>
    <style:style style:name="P28" style:family="paragraph" style:parent-style-name="Standard">
      <style:paragraph-properties loext:contextual-spacing="false"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rsid="0015aee4" officeooo:paragraph-rsid="00d551b8" fo:background-color="#ffff00" style:font-size-asian="10pt" style:font-style-asian="normal" style:font-name-complex="Arial" style:language-complex="ar" style:country-complex="SA" style:font-style-complex="normal"/>
    </style:style>
    <style:style style:name="P29" style:family="paragraph" style:parent-style-name="Normal_20__28_Web_29_">
      <style:paragraph-properties loext:contextual-spacing="false"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0" style:family="paragraph" style:parent-style-name="Header">
      <style:paragraph-properties loext:contextual-spacing="false"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3" style:family="paragraph" style:parent-style-name="Standard">
      <style:paragraph-properties loext:contextual-spacing="false" fo:background-color="#c0c0c0">
        <style:background-image/>
      </style:paragraph-properties>
      <style:text-properties fo:font-size="10pt" fo:language="ca" fo:country="ES" style:font-size-asian="10pt" style:font-name-complex="Arial" style:language-complex="ar" style:country-complex="SA"/>
    </style:style>
    <style:style style:name="P34" style:family="paragraph" style:parent-style-name="Text_20_body" style:list-style-name="L2">
      <style:text-properties officeooo:paragraph-rsid="00e4cf57"/>
    </style:style>
    <style:style style:name="P35" style:family="paragraph" style:parent-style-name="Text_20_body" style:list-style-name="L2">
      <style:text-properties officeooo:paragraph-rsid="00eae2d9"/>
    </style:style>
    <style:style style:name="P36" style:family="paragraph" style:parent-style-name="Text_20_body">
      <style:text-properties fo:font-weight="bold" officeooo:rsid="00e756f1" officeooo:paragraph-rsid="00e4cf57" style:font-weight-asian="bold" style:font-weight-complex="bold"/>
    </style:style>
    <style:style style:name="P37" style:family="paragraph" style:parent-style-name="Text_20_body">
      <style:text-properties fo:font-weight="bold" officeooo:rsid="001d8fb1" officeooo:paragraph-rsid="00e4cf57" style:font-weight-asian="bold" style:font-weight-complex="bold"/>
    </style:style>
    <style:style style:name="P38" style:family="paragraph" style:parent-style-name="Text_20_body">
      <style:text-properties fo:font-weight="bold" officeooo:rsid="001f8b52" officeooo:paragraph-rsid="00e4cf57" style:font-weight-asian="bold" style:font-weight-complex="bold"/>
    </style:style>
    <style:style style:name="P39" style:family="paragraph" style:parent-style-name="Text_20_body">
      <style:text-properties fo:font-weight="normal" officeooo:rsid="001f8b52" officeooo:paragraph-rsid="00e4cf57" style:font-weight-asian="normal" style:font-weight-complex="normal"/>
    </style:style>
    <style:style style:name="P40" style:family="paragraph" style:parent-style-name="Text_20_body">
      <style:text-properties fo:font-weight="normal" officeooo:rsid="00e756f1" officeooo:paragraph-rsid="00e4cf57" style:font-weight-asian="normal" style:font-weight-complex="normal"/>
    </style:style>
    <style:style style:name="P41" style:family="paragraph" style:parent-style-name="Text_20_body" style:list-style-name="L3">
      <style:text-properties officeooo:paragraph-rsid="00e4cf57"/>
    </style:style>
    <style:style style:name="P42" style:family="paragraph" style:parent-style-name="Text_20_body" style:list-style-name="L4">
      <style:text-properties officeooo:paragraph-rsid="00e4cf57"/>
    </style:style>
    <style:style style:name="P43" style:family="paragraph" style:parent-style-name="Text_20_body">
      <style:paragraph-properties fo:text-align="justify" style:justify-single-word="false"/>
      <style:text-properties fo:color="#000000" style:text-position="0% 100%" style:font-name="Arial" fo:font-size="10pt" fo:language="ca" fo:country="ES" fo:font-style="normal" fo:font-weight="bold" officeooo:rsid="0021f8f6" officeooo:paragraph-rsid="00e633a2" fo:background-color="transparent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44" style:family="paragraph" style:parent-style-name="Text_20_body">
      <style:paragraph-properties fo:text-align="justify" style:justify-single-word="false"/>
      <style:text-properties fo:color="#000000" style:text-position="0% 100%" style:font-name="Arial" fo:font-size="10pt" fo:language="ca" fo:country="ES" fo:font-style="normal" fo:font-weight="normal" officeooo:rsid="0021f8f6" officeooo:paragraph-rsid="00e633a2" fo:background-color="transparent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5" style:family="paragraph" style:parent-style-name="Text_20_body" style:master-page-name="">
      <style:paragraph-properties fo:margin-left="1.244cm" fo:margin-right="0cm" fo:orphans="2" fo:widows="2" fo:text-indent="0cm" style:auto-text-indent="false" style:page-number="auto" style:writing-mode="lr-tb"/>
      <style:text-properties fo:font-weight="normal" officeooo:rsid="001d8fb1" officeooo:paragraph-rsid="00e4cf57" style:font-weight-asian="normal" style:font-weight-complex="normal"/>
    </style:style>
    <style:style style:name="P46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7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48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9" style:family="paragraph" style:parent-style-name="Standard">
      <style:text-properties fo:language="ca" fo:country="ES" officeooo:paragraph-rsid="00eae2d9" fo:background-color="#ffff00" style:language-complex="ar" style:country-complex="SA"/>
    </style:style>
    <style:style style:name="P50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51" style:family="paragraph" style:parent-style-name="Standard">
      <style:paragraph-properties loext:contextual-spacing="false"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rsid="0015aee4" officeooo:paragraph-rsid="00d551b8" fo:background-color="#ffff00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Normal_20__28_Web_29_">
      <style:paragraph-properties loext:contextual-spacing="false" fo:margin-top="0cm" fo:margin-bottom="0cm" style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eae2d9" style:font-size-asian="11pt" style:font-weight-asian="bold" style:font-name-complex="Arial" style:font-size-complex="11pt" style:language-complex="ar" style:country-complex="SA" style:font-weight-complex="bold"/>
    </style:style>
    <style:style style:name="P53" style:family="paragraph" style:parent-style-name="Normal_20__28_Web_29_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color="#000000" style:font-name="Arial" fo:font-size="10pt" fo:language="ca" fo:country="ES" fo:font-style="normal" fo:font-weight="normal" officeooo:rsid="00e45c0e" officeooo:paragraph-rsid="00e45c0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4" style:family="paragraph" style:parent-style-name="Normal_20__28_Web_29_">
      <style:paragraph-properties loext:contextual-spacing="false" fo:margin-top="0cm" fo:margin-bottom="0cm" style:contextual-spacing="false" fo:text-align="justify" style:justify-single-word="false" fo:background-color="transparent">
        <style:background-image/>
      </style:paragraph-properties>
      <style:text-properties fo:color="#000000" style:font-name="Arial" fo:font-size="10pt" fo:language="ca" fo:country="ES" fo:font-style="normal" fo:font-weight="normal" officeooo:rsid="00e45c0e" officeooo:paragraph-rsid="00e45c0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5" style:family="paragraph" style:parent-style-name="Normal_20__28_Web_29_" style:list-style-name="L1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color="#000000" style:font-name="Arial" fo:font-size="10pt" fo:language="ca" fo:country="ES" fo:font-style="normal" fo:font-weight="normal" officeooo:rsid="00e45c0e" officeooo:paragraph-rsid="00e45c0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6" style:family="paragraph" style:parent-style-name="Normal_20__28_Web_29_">
      <style:paragraph-properties fo:margin-top="0cm" fo:margin-bottom="0cm" style:contextual-spacing="false" fo:text-align="justify" style:justify-single-word="false" fo:background-color="transparent">
        <style:background-image/>
      </style:paragraph-properties>
      <style:text-properties fo:color="#000000" style:font-name="Arial" fo:font-size="10pt" fo:language="ca" fo:country="ES" fo:font-style="normal" fo:font-weight="normal" officeooo:rsid="00e4cf57" officeooo:paragraph-rsid="00e4cf57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7" style:family="paragraph" style:parent-style-name="Normal_20__28_Web_29_">
      <style:paragraph-properties loext:contextual-spacing="false" fo:margin-top="0cm" fo:margin-bottom="0cm" style:contextual-spacing="false" fo:text-align="justify" style:justify-single-word="false" fo:background-color="transparent">
        <style:background-image/>
      </style:paragraph-properties>
      <style:text-properties fo:color="#000000" style:font-name="Arial" fo:font-size="10pt" fo:language="ca" fo:country="ES" fo:font-weight="normal" officeooo:rsid="00e370aa" officeooo:paragraph-rsid="00eae2d9" fo:background-color="transparent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8" style:family="paragraph" style:parent-style-name="Normal_20__28_Web_29_">
      <style:paragraph-properties loext:contextual-spacing="false" fo:margin-top="0cm" fo:margin-bottom="0cm" style:contextual-spacing="false" fo:text-align="justify" style:justify-single-word="false" fo:background-color="transparent">
        <style:background-image/>
      </style:paragraph-properties>
      <style:text-properties officeooo:paragraph-rsid="00eae2d9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officeooo:rsid="00e4cf57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style:font-size-asian="8pt" loext:char-shading-value="0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14pt" fo:font-weight="bold" officeooo:rsid="00d4e7dd" fo:background-color="transparent" style:font-size-asian="14pt" style:font-weight-asian="bold" style:font-size-complex="24pt" style:font-weight-complex="bold" loext:char-shading-value="0"/>
    </style:style>
    <style:style style:name="T9" style:family="text">
      <style:text-properties style:font-name="Arial" fo:font-size="16pt" fo:font-weight="bold" fo:background-color="transparent" style:font-size-asian="16pt" style:font-weight-asian="bold" style:font-size-complex="16pt" loext:char-shading-value="0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style:font-size-asian="16pt" style:font-size-complex="16pt" loext:char-shading-value="0"/>
    </style:style>
    <style:style style:name="T14" style:family="text">
      <style:text-properties fo:color="#000000" style:font-name="Arial" fo:font-size="10pt" fo:language="ca" fo:country="ES" fo:font-style="normal" fo:font-weight="normal" officeooo:rsid="00e45c0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5" style:family="text">
      <style:text-properties fo:color="#000000" style:font-name="Arial" fo:font-size="10pt" fo:language="ca" fo:country="ES" fo:font-style="normal" fo:font-weight="normal" officeooo:rsid="00e4cf57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6" style:family="text">
      <style:text-properties fo:color="#000000" style:font-name="Arial" fo:font-size="10pt" fo:language="ca" fo:country="ES" fo:font-style="normal" fo:font-weight="normal" officeooo:rsid="00e7cbeb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7" style:family="text">
      <style:text-properties fo:color="#000000" style:font-name="Arial" fo:font-size="10pt" fo:language="ca" fo:country="ES" fo:font-style="normal" fo:font-weight="normal" officeooo:rsid="00eae2d9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8" style:family="text">
      <style:text-properties fo:color="#000000" style:font-name="Arial" fo:font-size="10pt" fo:language="ca" fo:country="ES" fo:font-style="normal" fo:font-weight="bold" officeooo:rsid="00e45c0e" fo:background-color="transparent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19" style:family="text">
      <style:text-properties style:font-weight-complex="normal"/>
    </style:style>
    <style:style style:name="T20" style:family="text">
      <style:text-properties style:font-name="Arial Black" fo:font-size="24pt" fo:font-weight="bold" officeooo:rsid="00e31c78" fo:background-color="transparent" style:font-size-asian="24pt" style:font-weight-asian="bold" style:font-size-complex="24pt" style:font-weight-complex="bold" loext:char-shading-value="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ccbe2" style:font-weight-asian="bold" style:font-weight-complex="bold"/>
    </style:style>
    <style:style style:name="T23" style:family="text">
      <style:text-properties fo:font-weight="bold" officeooo:rsid="00e756f1" style:font-weight-asian="bold" style:font-weight-complex="bold"/>
    </style:style>
    <style:style style:name="T24" style:family="text">
      <style:text-properties fo:font-weight="bold" officeooo:rsid="0018609b" style:font-weight-asian="bold" style:font-weight-complex="bold"/>
    </style:style>
    <style:style style:name="T25" style:family="text">
      <style:text-properties fo:font-weight="bold" officeooo:rsid="001f8b52" style:font-weight-asian="bold" style:font-weight-complex="bold"/>
    </style:style>
    <style:style style:name="T26" style:family="text">
      <style:text-properties fo:font-weight="bold" officeooo:rsid="001d8fb1" style:font-weight-asian="bold" style:font-weight-complex="bold"/>
    </style:style>
    <style:style style:name="T27" style:family="text">
      <style:text-properties fo:font-weight="bold" officeooo:rsid="00e633a2" style:font-weight-asian="bold" style:font-weight-complex="bold"/>
    </style:style>
    <style:style style:name="T28" style:family="text">
      <style:text-properties fo:font-weight="bold" officeooo:rsid="00eae2d9" style:font-weight-asian="bold" style:font-weight-complex="bold"/>
    </style:style>
    <style:style style:name="T29" style:family="text">
      <style:text-properties officeooo:rsid="00e45c0e"/>
    </style:style>
    <style:style style:name="T30" style:family="text">
      <style:text-properties fo:font-weight="normal" officeooo:rsid="0021f8f6" style:font-weight-asian="normal" style:font-weight-complex="normal"/>
    </style:style>
    <style:style style:name="T31" style:family="text">
      <style:text-properties fo:font-weight="normal" officeooo:rsid="00e4cf57" style:font-weight-asian="normal" style:font-weight-complex="normal"/>
    </style:style>
    <style:style style:name="T32" style:family="text">
      <style:text-properties fo:font-weight="normal" officeooo:rsid="00e756f1" style:font-weight-asian="normal" style:font-weight-complex="normal"/>
    </style:style>
    <style:style style:name="T33" style:family="text">
      <style:text-properties fo:font-weight="normal" officeooo:rsid="0018609b" style:font-weight-asian="normal" style:font-weight-complex="normal"/>
    </style:style>
    <style:style style:name="T34" style:family="text">
      <style:text-properties fo:font-weight="normal" officeooo:rsid="001d8fb1" style:font-weight-asian="normal" style:font-weight-complex="normal"/>
    </style:style>
    <style:style style:name="T35" style:family="text">
      <style:text-properties officeooo:rsid="001f8b52"/>
    </style:style>
    <style:style style:name="T36" style:family="text">
      <style:text-properties officeooo:rsid="00e633a2"/>
    </style:style>
    <style:style style:name="T37" style:family="text">
      <style:text-properties officeooo:rsid="00e756f1"/>
    </style:style>
    <style:style style:name="T38" style:family="text">
      <style:text-properties officeooo:rsid="00e7cbeb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d5d910" style:font-style-asian="normal" style:font-style-complex="normal"/>
    </style:style>
    <style:style style:name="T42" style:family="text">
      <style:text-properties officeooo:rsid="00eae2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9">2251</text:span><text:span text:style-name="T10"> CFG</text:span><text:span text:style-name="T9">S Administració de Sistemes Informàtics</text:span></text:p>
      <text:p text:style-name="P32">2252 CFGS Desenvolupament d'Aplicacions Multiplataforma</text:p>
      <text:h text:style-name="P47" text:outline-level="1"><text:span text:style-name="T13">Mòdul 3</text:span><text:span text:style-name="T12"> – Programació bàsica</text:span></text:h>
      <text:h text:style-name="P48" text:outline-level="1">UF2 – <text:span text:style-name="T19">Programació modular</text:span></text:h>
      <text:p text:style-name="P31"><text:span text:style-name="T20">Tria Grup de treball</text:span><text:span text:style-name="T8"> </text:span></text:p>
      <text:p text:style-name="P33"/>
      <text:p text:style-name="P22"/>
      <text:p text:style-name="P52">Forma i dates de lliurament</text:p>
      <text:p text:style-name="P49"/>
      <text:p text:style-name="P57"><text:span text:style-name="T40">Aquesta és una activitat organitzadora que té l'objectiu de constituir un grup de treball format per 3 persones (4 només en el cas que sigui estrictament necessari) que presentin la màxima compatibilitat. </text:span></text:p>
      <text:p text:style-name="P58"><text:span text:style-name="T17">És important que consulteu les instruccions que se us expliquen a la Guia d'activitat A404. </text:span></text:p>
      <text:p text:style-name="P21"/>
      <text:p text:style-name="P27">El formulari s'ha de penjar al fòrum general<text:span text:style-name="T42"> </text:span>dintre del termini marcat.</text:p>
      <text:p text:style-name="P28"/>
      <text:p text:style-name="P28"/>
      <text:p text:style-name="P25">Formulari</text:p>
      <text:h text:style-name="P46" text:outline-level="1"><text:bookmark text:name="__DdeLink__3243_1392924193"/></text:h>
      <text:list xml:id="list6257714860109029508" text:style-name="L2">
        <text:list-item>
          <text:p text:style-name="P34"><text:span text:style-name="T24">Nom alumne:</text:span><text:span text:style-name="T33"> _______________________________________________________</text:span><text:span text:style-name="T32">_________________________</text:span></text:p>
        </text:list-item>
      </text:list>
      <text:p text:style-name="P14"/>
      <text:list xml:id="list145553112173188" text:continue-numbering="true" text:style-name="L2">
        <text:list-header>
          <text:p text:style-name="P35"><text:span text:style-name="T22"/></text:p>
        </text:list-header>
        <text:list-item>
          <text:p text:style-name="P35"><text:span text:style-name="T22">Disponibilitat horària:<text:line-break/>___________________________________________________________________</text:span><text:span text:style-name="T23">_____________</text:span><text:span text:style-name="T28">________________________________________________________________________________</text:span></text:p>
        </text:list-item>
      </text:list>
      <text:p text:style-name="P36"/>
      <text:p text:style-name="P36"/>
      <text:p text:style-name="P18"><text:span text:style-name="T21">Nota.- </text:span>Expliqueu la<text:span text:style-name="T35"> vostra disponibilitat horària </text:span>(dies, mati/tarda,...)<text:span text:style-name="T35"> per tal que els vostres companys puguin valorar si hi ha coincidències i us resulti més fàcil fer trobades i prendre decisions en comú. </text:span></text:p>
      <text:p text:style-name="P17"/>
      <text:p text:style-name="P17"/>
      <text:list xml:id="list3637025712975080340" text:style-name="L3">
        <text:list-item>
          <text:p text:style-name="P41"><text:span text:style-name="T25">Localitat on visc: <text:s/>_______________________________________________________________</text:span><text:span text:style-name="T23">_________________</text:span></text:p>
        </text:list-item>
      </text:list>
      <text:p text:style-name="P17"/>
      <text:p text:style-name="P15"/>
      <text:p text:style-name="P15"><text:span text:style-name="T3">Nota.-</text:span><text:span text:style-name="T30"> </text:span><text:span text:style-name="T31">A</text:span><text:span text:style-name="T30">questa informació us pot ser útil si en decidiu fer alguna de les trobades de forma presencial..</text:span></text:p>
      <text:p text:style-name="P16"/>
      <text:list xml:id="list5053115636330261194" text:style-name="L4">
        <text:list-item>
          <text:p text:style-name="P42"><text:span text:style-name="T26">Esforç que vull/puc dedicar a aquesta unitat (alt, mig, baix):</text:span><text:span text:style-name="T34"> </text:span><text:span text:style-name="T32">____</text:span><text:span text:style-name="T34">________</text:span><text:span text:style-name="T32">________________</text:span></text:p>
        </text:list-item>
      </text:list>
      <text:p text:style-name="P40"/>
      <text:p text:style-name="P40"/>
      <text:list xml:id="list145553117160518" text:continue-numbering="true" text:style-name="L4">
        <text:list-item>
          <text:p text:style-name="P42"><text:span text:style-name="T26">Qualificació per la que intentaré treballar (valor entre zero i deu):</text:span><text:span text:style-name="T34"> </text:span><text:span text:style-name="T32">_</text:span><text:span text:style-name="T34">____</text:span><text:span text:style-name="T32">___________________</text:span></text:p>
        </text:list-item>
      </text:list>
      <text:p text:style-name="P16"/>
      <text:p text:style-name="P16"/>
      <text:list xml:id="list145553118152812" text:continue-numbering="true" text:style-name="L4">
        <text:list-item>
          <text:p text:style-name="P42"><text:span text:style-name="T26">Característiques personals/</text:span><text:span text:style-name="T27">professionals</text:span><text:span text:style-name="T26"> destacables:</text:span></text:p>
        </text:list-item>
      </text:list>
      <text:p text:style-name="P45"><text:s text:c="12"/>______________________________________________________________<text:span text:style-name="T37">__________________________________________________________________________________________________</text:span></text:p>
      <text:p text:style-name="P43"/>
      <text:p text:style-name="P19"><text:span text:style-name="T21"/></text:p>
      <text:p text:style-name="P19"><text:span text:style-name="T21">Nota.- </text:span><text:span text:style-name="T37">Expliqueu</text:span><text:span text:style-name="T23"> </text:span>les <text:span text:style-name="T38">aspectes</text:span> personals que creieu que us defineixen i que podrien facilitar als vostres companys la tria. <text:span text:style-name="T38">P</text:span>er exemple, si sou organitzat<text:span text:style-name="T37">s</text:span>, perfeccionist<text:span text:style-name="T37">es</text:span>, creatiu<text:span text:style-name="T37">s</text:span>, pràctic<text:span text:style-name="T37">s</text:span>, etc. <text:span text:style-name="T36">Igualment, també podeu aportar informació de la vostra experiència professional si creieu que això pot ser significati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language="ca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 style:contextual-spacing="false"/>
      <style:text-properties fo:color="#000000" style:font-name="Arial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loext:contextual-spacing="false" fo:margin-left="0cm" fo:margin-right="0cm" fo:margin-top="0.4cm" fo:margin-bottom="0.21cm" style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 fo:background-color="#ffffff">
        <style:background-image/>
      </style:paragraph-properties>
      <style:text-properties fo:color="#000000" style:font-name="Nimbus Mono L" fo:font-size="10pt" style:font-name-asian="Nimbus Mono L" style:font-size-asian="10pt" style:font-name-complex="Nimbus Mono L" style:font-size-complex="10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er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er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1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e4cf57" officeooo:paragraph-rsid="00e4cf57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loext:contextual-spacing="false" fo:margin-top="0cm" fo:margin-bottom="0cm" style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top="0cm" fo:margin-bottom="0cm" style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loext:contextual-spacing="false" fo:margin-left="-0.026cm" fo:margin-right="0cm" fo:margin-top="0cm" fo:margin-bottom="0cm" style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loext:contextual-spacing="false"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officeooo:rsid="00e4cf57"/>
    </style:style>
    <style:style style:name="MT4" style:family="text">
      <style:text-properties style:font-name="Arial" fo:font-size="8pt" fo:language="ca" fo:country="ES" style:font-size-asian="8pt" style:font-name-complex="Arial" style:font-size-complex="8pt"/>
    </style:style>
    <style:style style:name="MT5" style:family="text">
      <style:text-properties style:font-name="Arial" fo:font-size="8pt" style:font-size-asian="8pt" style:font-name-complex="Arial" style:font-size-complex="8pt"/>
    </style:style>
    <style:style style:name="MT6" style:family="text">
      <style:text-properties officeooo:rsid="00dd0b04"/>
    </style:style>
    <style:style style:name="MT7" style:family="text">
      <style:text-properties style:font-name="Arial" fo:font-size="8pt" fo:language="ca" fo:country="ES" style:font-size-asian="8pt"/>
    </style:style>
    <style:style style:name="MT8" style:family="text">
      <style:text-properties style:font-name="Arial" fo:font-size="8pt" fo:language="ca" fo:country="ES" fo:background-color="transparent" style:font-size-asian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<text:span text:style-name="MT3">4</text:span></text:p>
                  </table:table-cell>
                  <table:table-cell table:style-name="Taula1.B1.3.1" office:value-type="string" table:protected="true">
                    <text:p text:style-name="MP7"><text:span text:style-name="MT4">Pàgina </text:span><text:span text:style-name="MT5"><text:page-number text:select-page="current">1</text:page-number></text:span><text:span text:style-name="Page_20_Number"><text:span text:style-name="MT5"> de </text:span></text:span><text:span text:style-name="MT5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6">1</text:span></text:p>
                  </table:table-cell>
                  <table:table-cell table:style-name="Taula1.A1" office:value-type="string">
                    <text:p text:style-name="MP9">Tria grup de treball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2E1F100035636385E61D0.wmf" xlink:type="simple" xlink:show="embed" xlink:actuate="onLoad"/><draw:contour-polygon svg:width="188.913cm" svg:height="210.892cm" svg:viewBox="0 0 188913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7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4">Pàgina </text:span><text:span text:style-name="MT5"><text:page-number text:select-page="current"/></text:span><text:span text:style-name="Page_20_Number"><text:span text:style-name="MT5"> de </text:span></text:span><text:span text:style-name="MT5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7">Lliurament: </text:span><text:bookmark-start text:name="__DdeLink__1857_984997732"/><text:span text:style-name="MT7">12</text:span><text:span text:style-name="MT8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meta:initial-creator>Pilar Bertrans</meta:initial-creator>
    <meta:creation-date>2011-07-26T20:32:45.570000000</meta:creation-date>
    <dc:language>es-ES</dc:language>
    <meta:editing-cycles>326</meta:editing-cycles>
    <meta:editing-duration>P5DT1H47M30S</meta:editing-duration>
    <dc:date>2015-09-17T14:55:52.794000000</dc:date>
    <meta:document-statistic meta:table-count="2" meta:image-count="3" meta:object-count="0" meta:page-count="1" meta:paragraph-count="38" meta:word-count="271" meta:character-count="2310" meta:non-whitespace-character-count="2062"/>
    <meta:user-defined meta:name="Info 1"/>
    <meta:user-defined meta:name="Info 2"/>
    <meta:user-defined meta:name="Info 3"/>
    <meta:user-defined meta:name="Info 4"/>
  </office:meta>
</office:document-meta>
</file>